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9.6mm"/>
    </style:style>
    <style:style style:name="ro1" style:family="table-row">
      <style:table-row-properties style:row-height="3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3.49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13mm" fo:break-before="auto" style:use-optimal-row-height="false"/>
    </style:style>
    <style:style style:name="ro7" style:family="table-row">
      <style:table-row-properties style:row-height="3.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1.5pt solid #000000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1.5pt solid #000000" fo:border-left="1.5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style:diagonal-bl-tr="none" style:text-align-source="fix" style:repeat-content="false" fo:border="1.5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5983b0" style:text-align-source="fix" style:repeat-content="false" fo:border="1.5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5983b0" style:text-align-source="fix" style:repeat-content="false" fo:wrap-option="no-wrap" fo:border-left="1.5pt solid #000000" fo:border-right="1.5pt solid #000000" style:shrink-to-fit="false" fo:border-top="1.5pt solid #000000" style:vertical-align="middle"/>
      <style:paragraph-properties fo:text-align="center" css3t:text-justify="auto" fo:margin-left="3.53mm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fo:border-bottom="1.5pt solid #000000" fo:background-color="#5983b0" style:text-align-source="fix" style:repeat-content="false" fo:wrap-option="no-wrap" fo:border-left="1.5pt solid #000000" fo:border-right="1.5pt solid #000000" style:shrink-to-fit="false" fo:border-top="none" style:vertical-align="middle"/>
      <style:paragraph-properties fo:text-align="center" css3t:text-justify="auto" fo:margin-left="0mm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1.5pt solid #000000" fo:border-left="none" fo:border-right="none" fo:border-top="none"/>
    </style:style>
    <style:style style:name="ce15" style:family="table-cell" style:parent-style-name="Default">
      <style:table-cell-properties fo:border-bottom="2.01pt solid #000000" style:diagonal-bl-tr="none" fo:border-left="none" fo:border-right="2.01pt solid #000000" fo:border-top="2.01pt solid #000000"/>
    </style:style>
    <style:style style:name="ce16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b4c7dc" style:text-align-source="fix" style:repeat-content="false" fo:wrap-option="no-wrap" fo:border-left="none" fo:border-right="1.5pt solid #000000" style:shrink-to-fit="false" fo:border-top="1.5pt solid #000000" style:vertical-align="middle"/>
      <style:paragraph-properties fo:text-align="center" css3t:text-justify="auto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1" style:family="table-cell" style:parent-style-name="Default">
      <style:table-cell-properties fo:border-bottom="1.5pt solid #000000" fo:background-color="#b4c7dc" style:text-align-source="fix" style:repeat-content="false" fo:wrap-option="no-wrap" fo:border-left="none" fo:border-right="1.5pt solid #000000" style:shrink-to-fit="false" fo:border-top="none" style:vertical-align="middle"/>
      <style:paragraph-properties fo:text-align="center" css3t:text-justify="auto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2" style:family="table-cell" style:parent-style-name="Default">
      <style:table-cell-properties fo:border-bottom="none" fo:border-left="none" fo:border-right="1.5pt solid #000000" fo:border-top="1.5pt solid #000000"/>
    </style:style>
    <style:style style:name="ce23" style:family="table-cell" style:parent-style-name="Default">
      <style:table-cell-properties fo:border-bottom="none" fo:border-left="none" fo:border-right="1.5pt solid #000000" fo:border-top="none"/>
    </style:style>
    <style:style style:name="ce24" style:family="table-cell" style:parent-style-name="Default">
      <style:table-cell-properties fo:border-bottom="1.5pt solid #000000" fo:border-left="none" fo:border-right="1.5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1.5pt solid #333333" fo:border-right="none" fo:border-top="1.5pt solid #333333"/>
    </style:style>
    <style:style style:name="ce54" style:family="table-cell" style:parent-style-name="Default">
      <style:table-cell-properties fo:border-bottom="none" fo:border-left="1.5pt solid #333333" fo:border-right="none" fo:border-top="none"/>
    </style:style>
    <style:style style:name="ce55" style:family="table-cell" style:parent-style-name="Default">
      <style:table-cell-properties fo:border-bottom="1.5pt solid #333333" fo:border-left="1.5pt solid #333333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1.5pt solid #333333"/>
    </style:style>
    <style:style style:name="ce57" style:family="table-cell" style:parent-style-name="Default">
      <style:table-cell-properties fo:border-bottom="1.5pt solid #333333" fo:border-left="1.5pt solid #333333" fo:border-right="none" fo:border-top="1.5pt solid #333333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1.5pt solid #333333" style:vertical-align="middl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order-bottom="none" fo:border-left="1.5pt solid #333333" fo:border-right="none" fo:border-top="1.5pt solid #333333" style:vertical-align="middle"/>
      <style:text-properties fo:color="#333333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order-bottom="none" fo:border-left="1.5pt solid #333333" fo:border-right="none" fo:border-top="none" style:vertical-align="middle"/>
      <style:text-properties fo:color="#333333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order-bottom="1.5pt solid #333333" fo:border-left="1.5pt solid #333333" fo:border-right="none" fo:border-top="none" style:vertical-align="middle"/>
      <style:text-properties fo:color="#333333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order-bottom="none" fo:background-color="#5983b0" style:text-align-source="fix" style:repeat-content="false" fo:border-left="1.5pt solid #333333" fo:border-right="none" fo:border-top="1.5pt solid #333333" style:vertical-align="bottom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none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1.5pt solid #333333" fo:border-left="none" fo:border-right="none" fo:border-top="none"/>
    </style:style>
    <style:style style:name="ce66" style:family="table-cell" style:parent-style-name="Default">
      <style:table-cell-properties fo:border-bottom="1.5pt solid #333333" style:diagonal-bl-tr="none" style:text-align-source="fix" style:repeat-content="false" fo:border-left="none" fo:border-right="none" fo:border-top="1.5pt solid #333333" style:vertical-align="middle"/>
      <style:paragraph-properties fo:text-align="center" fo:margin-left="0mm"/>
    </style:style>
    <style:style style:name="ce135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333333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333333"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333333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mm"/>
      <style:text-properties fo:color="#333333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order-bottom="1.5pt solid #333333" style:text-align-source="fix" style:repeat-content="false" fo:border-left="none" fo:border-right="none" fo:border-top="none" style:vertical-align="middle"/>
      <style:paragraph-properties fo:text-align="center" fo:margin-left="0mm"/>
      <style:text-properties fo:color="#333333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start" fo:margin-left="0mm"/>
      <style:text-properties fo:color="#ffffff" fo:font-size="22pt" fo:font-weight="bold" style:font-size-asian="22pt" style:font-weight-asian="bold" style:font-size-complex="22pt" style:font-weight-complex="bold"/>
    </style:style>
    <style:style style:name="ce74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end" fo:margin-left="0mm"/>
      <style:text-properties fo:color="#ffffff" fo:font-size="22pt" fo:font-weight="bold" style:font-size-asian="22pt" style:font-weight-asian="bold" style:font-size-complex="22pt" style:font-weight-complex="bold"/>
    </style:style>
    <style:style style:name="ce75" style:family="table-cell" style:parent-style-name="Default">
      <style:table-cell-properties fo:border-bottom="1.5pt solid #333333" style:text-align-source="fix" style:repeat-content="false" fo:border-left="none" fo:border-right="none" fo:border-top="1.5pt solid #333333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1.5pt solid #333333" style:diagonal-bl-tr="none" fo:border-left="none" fo:border-right="none" fo:border-top="1.5pt solid #333333"/>
    </style:style>
    <style:style style:name="ce67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78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>
      <style:table-cell-properties fo:border-bottom="1.5pt solid #333333" fo:border-left="none" fo:border-right="none" fo:border-top="1.5pt solid #333333"/>
    </style:style>
    <style:style style:name="ce80" style:family="table-cell" style:parent-style-name="Default">
      <style:table-cell-properties fo:border-bottom="1.5pt solid #333333" style:diagonal-bl-tr="none" fo:border-left="none" fo:border-right="1.5pt solid #333333" fo:border-top="1.5pt solid #333333"/>
    </style:style>
    <style:style style:name="ce81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1.5pt solid #333333" style:vertical-align="middle"/>
      <style:paragraph-properties fo:text-align="center" fo:margin-left="0mm"/>
      <style:text-properties fo:color="#ffffff"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1.5pt solid #333333" fo:border-top="1.5pt solid #333333" style:vertical-align="middle"/>
      <style:paragraph-properties fo:text-align="center" fo:margin-left="0mm"/>
      <style:text-properties fo:color="#333333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order-bottom="none" style:text-align-source="fix" style:repeat-content="false" fo:border-left="none" fo:border-right="1.5pt solid #333333" fo:border-top="none" style:vertical-align="middle"/>
      <style:paragraph-properties fo:text-align="center" fo:margin-left="0mm"/>
      <style:text-properties fo:color="#333333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fo:border-bottom="1.5pt solid #333333" style:text-align-source="fix" style:repeat-content="false" fo:border-left="none" fo:border-right="1.5pt solid #333333" fo:border-top="none" style:vertical-align="middle"/>
      <style:paragraph-properties fo:text-align="center" fo:margin-left="0mm"/>
      <style:text-properties fo:color="#333333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fo:border-bottom="none" fo:background-color="#5983b0" style:text-align-source="fix" style:repeat-content="false" fo:border-left="none" fo:border-right="1.5pt solid #333333" fo:border-top="1.5pt solid #333333" style:vertical-align="bottom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none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order-bottom="1.5pt solid #333333" fo:border-left="none" fo:border-right="1.5pt solid #333333" fo:border-top="1.5pt solid #333333"/>
    </style:style>
    <style:style style:name="ce88" style:family="table-cell" style:parent-style-name="Default">
      <style:table-cell-properties fo:border-bottom="none" fo:border-left="none" fo:border-right="1.5pt solid #333333" fo:border-top="1.5pt solid #333333"/>
    </style:style>
    <style:style style:name="ce89" style:family="table-cell" style:parent-style-name="Default">
      <style:table-cell-properties fo:border-bottom="none" fo:border-left="none" fo:border-right="1.5pt solid #333333" fo:border-top="none"/>
    </style:style>
    <style:style style:name="ce90" style:family="table-cell" style:parent-style-name="Default">
      <style:table-cell-properties fo:border-bottom="1.5pt solid #333333" fo:border-left="none" fo:border-right="1.5pt solid #333333" fo:border-top="none"/>
    </style:style>
    <style:style style:name="ce91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1.5pt solid #333333" style:vertical-align="middle"/>
      <style:paragraph-properties fo:text-align="center" fo:margin-left="0mm"/>
      <style:text-properties fo:color="#dcecbc"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>
      <style:table-cell-properties fo:border-bottom="none" fo:background-color="#5983b0" style:text-align-source="fix" style:repeat-content="false" fo:border-left="1.5pt solid #333333" fo:border-right="none" fo:border-top="1.5pt solid #333333" style:vertical-align="bottom"/>
      <style:paragraph-properties fo:text-align="center" fo:margin-left="0mm"/>
      <style:text-properties fo:color="#dcecbc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none" style:vertical-align="top"/>
      <style:paragraph-properties fo:text-align="center" fo:margin-left="0mm"/>
      <style:text-properties fo:color="#dcecbc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dcecbc"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start" fo:margin-left="0mm"/>
      <style:text-properties fo:color="#dcecbc" fo:font-size="22pt" fo:font-weight="bold" style:font-size-asian="22pt" style:font-weight-asian="bold" style:font-size-complex="22pt" style:font-weight-complex="bold"/>
    </style:style>
    <style:style style:name="ce96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end" fo:margin-left="0mm"/>
      <style:text-properties fo:color="#dcecbc" fo:font-size="22pt" fo:font-weight="bold" style:font-size-asian="22pt" style:font-weight-asian="bold" style:font-size-complex="22pt" style:font-weight-complex="bold"/>
    </style:style>
    <style:style style:name="ce97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center" fo:margin-left="0mm"/>
      <style:text-properties fo:color="#dcecbc" fo:font-size="24pt" fo:font-weight="bold" style:font-size-asian="24pt" style:font-weight-asian="bold" style:font-size-complex="24pt" style:font-weight-complex="bold"/>
    </style:style>
    <style:style style:name="ce98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center" fo:margin-left="0mm"/>
      <style:text-properties fo:color="#dcecbc" fo:font-size="24pt" fo:font-weight="bold" style:font-size-asian="24pt" style:font-weight-asian="bold" style:font-size-complex="24pt" style:font-weight-complex="bold"/>
    </style:style>
    <style:style style:name="ce99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1.5pt solid #333333" style:vertical-align="middle"/>
      <style:paragraph-properties fo:text-align="center" fo:margin-left="0mm"/>
      <style:text-properties fo:color="#dcecbc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fo:border-bottom="none" fo:background-color="#5983b0" style:text-align-source="fix" style:repeat-content="false" fo:border-left="none" fo:border-right="1.5pt solid #333333" fo:border-top="1.5pt solid #333333" style:vertical-align="bottom"/>
      <style:paragraph-properties fo:text-align="center" fo:margin-left="0mm"/>
      <style:text-properties fo:color="#dcecbc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none" style:vertical-align="top"/>
      <style:paragraph-properties fo:text-align="center" fo:margin-left="0mm"/>
      <style:text-properties fo:color="#dcecbc"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1.5pt solid #333333" style:vertical-align="middle"/>
      <style:paragraph-properties fo:text-align="center" fo:margin-left="0mm"/>
      <style:text-properties fo:color="#cbe484"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>
      <style:table-cell-properties fo:border-bottom="none" fo:background-color="#5983b0" style:text-align-source="fix" style:repeat-content="false" fo:border-left="1.5pt solid #333333" fo:border-right="none" fo:border-top="1.5pt solid #333333" style:vertical-align="bottom"/>
      <style:paragraph-properties fo:text-align="center" fo:margin-left="0mm"/>
      <style:text-properties fo:color="#cbe484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none" style:vertical-align="top"/>
      <style:paragraph-properties fo:text-align="center" fo:margin-left="0mm"/>
      <style:text-properties fo:color="#cbe484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cbe484"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start" fo:margin-left="0mm"/>
      <style:text-properties fo:color="#cbe484" fo:font-size="22pt" fo:font-weight="bold" style:font-size-asian="22pt" style:font-weight-asian="bold" style:font-size-complex="22pt" style:font-weight-complex="bold"/>
    </style:style>
    <style:style style:name="ce107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end" fo:margin-left="0mm"/>
      <style:text-properties fo:color="#cbe484" fo:font-size="22pt" fo:font-weight="bold" style:font-size-asian="22pt" style:font-weight-asian="bold" style:font-size-complex="22pt" style:font-weight-complex="bold"/>
    </style:style>
    <style:style style:name="ce108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center" fo:margin-left="0mm"/>
      <style:text-properties fo:color="#cbe484" fo:font-size="24pt" fo:font-weight="bold" style:font-size-asian="24pt" style:font-weight-asian="bold" style:font-size-complex="24pt" style:font-weight-complex="bold"/>
    </style:style>
    <style:style style:name="ce109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center" fo:margin-left="0mm"/>
      <style:text-properties fo:color="#cbe484" fo:font-size="24pt" fo:font-weight="bold" style:font-size-asian="24pt" style:font-weight-asian="bold" style:font-size-complex="24pt" style:font-weight-complex="bold"/>
    </style:style>
    <style:style style:name="ce110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1.5pt solid #333333" style:vertical-align="middle"/>
      <style:paragraph-properties fo:text-align="center" fo:margin-left="0mm"/>
      <style:text-properties fo:color="#cbe484" fo:font-size="13pt" fo:font-weight="bold" style:font-size-asian="13pt" style:font-weight-asian="bold" style:font-size-complex="13pt" style:font-weight-complex="bold"/>
    </style:style>
    <style:style style:name="ce111" style:family="table-cell" style:parent-style-name="Default">
      <style:table-cell-properties fo:border-bottom="none" fo:background-color="#5983b0" style:text-align-source="fix" style:repeat-content="false" fo:border-left="none" fo:border-right="1.5pt solid #333333" fo:border-top="1.5pt solid #333333" style:vertical-align="bottom"/>
      <style:paragraph-properties fo:text-align="center" fo:margin-left="0mm"/>
      <style:text-properties fo:color="#cbe484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none" style:vertical-align="top"/>
      <style:paragraph-properties fo:text-align="center" fo:margin-left="0mm"/>
      <style:text-properties fo:color="#cbe484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1.5pt solid #333333" style:vertical-align="middle"/>
      <style:paragraph-properties fo:text-align="center" fo:margin-left="0mm"/>
      <style:text-properties fo:color="#b2d15b"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border-bottom="none" fo:background-color="#5983b0" style:text-align-source="fix" style:repeat-content="false" fo:border-left="1.5pt solid #333333" fo:border-right="none" fo:border-top="1.5pt solid #333333" style:vertical-align="bottom"/>
      <style:paragraph-properties fo:text-align="center" fo:margin-left="0mm"/>
      <style:text-properties fo:color="#b2d15b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order-bottom="1.5pt solid #333333" fo:background-color="#5983b0" style:text-align-source="fix" style:repeat-content="false" fo:border-left="1.5pt solid #333333" fo:border-right="none" fo:border-top="none" style:vertical-align="top"/>
      <style:paragraph-properties fo:text-align="center" fo:margin-left="0mm"/>
      <style:text-properties fo:color="#b2d15b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b2d15b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start" fo:margin-left="0mm"/>
      <style:text-properties fo:color="#b2d15b" fo:font-size="22pt" fo:font-weight="bold" style:font-size-asian="22pt" style:font-weight-asian="bold" style:font-size-complex="22pt" style:font-weight-complex="bold"/>
    </style:style>
    <style:style style:name="ce118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end" fo:margin-left="0mm"/>
      <style:text-properties fo:color="#b2d15b" fo:font-size="22pt" fo:font-weight="bold" style:font-size-asian="22pt" style:font-weight-asian="bold" style:font-size-complex="22pt" style:font-weight-complex="bold"/>
    </style:style>
    <style:style style:name="ce189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b2d15b"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>
      <style:table-cell-properties fo:border-bottom="none" fo:background-color="#5983b0" style:text-align-source="fix" style:repeat-content="false" fo:border-left="none" fo:border-right="none" fo:border-top="1.5pt solid #333333" style:vertical-align="bottom"/>
      <style:paragraph-properties fo:text-align="center" fo:margin-left="0mm"/>
      <style:text-properties fo:color="#b2d15b" fo:font-size="24pt" fo:font-weight="bold" style:font-size-asian="24pt" style:font-weight-asian="bold" style:font-size-complex="24pt" style:font-weight-complex="bold"/>
    </style:style>
    <style:style style:name="ce120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none" style:vertical-align="top"/>
      <style:paragraph-properties fo:text-align="center" fo:margin-left="0mm"/>
      <style:text-properties fo:color="#b2d15b" fo:font-size="24pt" fo:font-weight="bold" style:font-size-asian="24pt" style:font-weight-asian="bold" style:font-size-complex="24pt" style:font-weight-complex="bold"/>
    </style:style>
    <style:style style:name="ce121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1.5pt solid #333333" style:vertical-align="middle"/>
      <style:paragraph-properties fo:text-align="center" fo:margin-left="0mm"/>
      <style:text-properties fo:color="#b2d15b"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order-bottom="none" fo:background-color="#5983b0" style:text-align-source="fix" style:repeat-content="false" fo:border-left="none" fo:border-right="1.5pt solid #333333" fo:border-top="1.5pt solid #333333" style:vertical-align="bottom"/>
      <style:paragraph-properties fo:text-align="center" fo:margin-left="0mm"/>
      <style:text-properties fo:color="#b2d15b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order-bottom="1.5pt solid #333333" fo:background-color="#5983b0" style:text-align-source="fix" style:repeat-content="false" fo:border-left="none" fo:border-right="1.5pt solid #333333" fo:border-top="none" style:vertical-align="top"/>
      <style:paragraph-properties fo:text-align="center" fo:margin-left="0mm"/>
      <style:text-properties fo:color="#b2d15b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ffffff" fo:font-size="20pt" fo:font-weight="bold" style:font-size-asian="20pt" style:font-weight-asian="bold" style:font-size-complex="20pt" style:font-weight-complex="bold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333333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1.5pt solid #333333" fo:background-color="#5983b0" style:text-align-source="fix" style:repeat-content="false" fo:border-left="none" fo:border-right="none" fo:border-top="1.5pt solid #333333" style:vertical-align="middle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1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333333" fo:font-size="11pt" fo:font-weight="normal" style:font-size-asian="11pt" style:font-weight-asian="normal" style:font-size-complex="11pt" style:font-weight-complex="normal"/>
    </style:style>
    <style:style style:name="ce1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333333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ntwurf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22"/>
          <table:table-cell/>
          <table:table-cell table:style-name="ce1"/>
          <table:table-cell table:style-name="ce4" table:number-columns-repeated="2"/>
          <table:table-cell table:style-name="ce22"/>
          <table:table-cell/>
          <table:table-cell table:style-name="ce1"/>
          <table:table-cell table:style-name="ce4" table:number-columns-repeated="2"/>
          <table:table-cell table:style-name="ce22"/>
          <table:table-cell/>
          <table:table-cell table:style-name="ce1"/>
          <table:table-cell table:style-name="ce4" table:number-columns-repeated="2"/>
          <table:table-cell table:style-name="ce22"/>
        </table:table-row>
        <table:table-row table:style-name="ro2">
          <table:table-cell table:style-name="ce2"/>
          <table:table-cell table:style-name="ce5" table:number-columns-spanned="2" table:number-rows-spanned="1"/>
          <table:covered-table-cell table:style-name="ce15"/>
          <table:table-cell table:style-name="ce23"/>
          <table:table-cell/>
          <table:table-cell table:style-name="ce2"/>
          <table:table-cell table:style-name="ce5" table:number-columns-spanned="2" table:number-rows-spanned="1"/>
          <table:covered-table-cell table:style-name="ce15"/>
          <table:table-cell table:style-name="ce23"/>
          <table:table-cell/>
          <table:table-cell table:style-name="ce2"/>
          <table:table-cell table:style-name="ce5" table:number-columns-spanned="2" table:number-rows-spanned="1"/>
          <table:covered-table-cell table:style-name="ce15"/>
          <table:table-cell table:style-name="ce23"/>
          <table:table-cell/>
          <table:table-cell table:style-name="ce2"/>
          <table:table-cell table:style-name="ce5" table:number-columns-spanned="2" table:number-rows-spanned="1"/>
          <table:covered-table-cell table:style-name="ce15"/>
          <table:table-cell table:style-name="ce23"/>
        </table:table-row>
        <table:table-row table:style-name="ro1"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</table:table-row>
        <table:table-row table:style-name="ro3">
          <table:table-cell table:style-name="ce2"/>
          <table:table-cell table:style-name="ce6" office:value-type="string" calcext:value-type="string" table:number-columns-spanned="2" table:number-rows-spanned="1">
            <text:p>ÄMTER</text:p>
          </table:table-cell>
          <table:covered-table-cell table:style-name="ce16"/>
          <table:table-cell table:style-name="ce23"/>
          <table:table-cell/>
          <table:table-cell table:style-name="ce2"/>
          <table:table-cell table:style-name="ce6" office:value-type="string" calcext:value-type="string" table:number-columns-spanned="2" table:number-rows-spanned="1">
            <text:p>ARBEIT</text:p>
          </table:table-cell>
          <table:covered-table-cell table:style-name="ce16"/>
          <table:table-cell table:style-name="ce23"/>
          <table:table-cell/>
          <table:table-cell table:style-name="ce2"/>
          <table:table-cell table:style-name="ce6" office:value-type="string" calcext:value-type="string" table:number-columns-spanned="2" table:number-rows-spanned="1">
            <text:p>HAUSHALT</text:p>
          </table:table-cell>
          <table:covered-table-cell table:style-name="ce16"/>
          <table:table-cell table:style-name="ce23"/>
          <table:table-cell/>
          <table:table-cell table:style-name="ce2"/>
          <table:table-cell table:style-name="ce6" office:value-type="string" calcext:value-type="string" table:number-columns-spanned="2" table:number-rows-spanned="1">
            <text:p>VERSICHERUNG</text:p>
          </table:table-cell>
          <table:covered-table-cell table:style-name="ce16"/>
          <table:table-cell table:style-name="ce23"/>
        </table:table-row>
        <table:table-row table:style-name="ro1"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</table:table-row>
        <table:table-row table:style-name="ro4">
          <table:table-cell table:style-name="ce2"/>
          <table:table-cell table:style-name="ce7" table:number-columns-spanned="2" table:number-rows-spanned="1"/>
          <table:covered-table-cell table:style-name="ce17"/>
          <table:table-cell table:style-name="ce23"/>
          <table:table-cell/>
          <table:table-cell table:style-name="ce2"/>
          <table:table-cell table:style-name="ce7" table:number-columns-spanned="2" table:number-rows-spanned="1"/>
          <table:covered-table-cell table:style-name="ce17"/>
          <table:table-cell table:style-name="ce23"/>
          <table:table-cell/>
          <table:table-cell table:style-name="ce2"/>
          <table:table-cell table:style-name="ce7" table:number-columns-spanned="2" table:number-rows-spanned="1"/>
          <table:covered-table-cell table:style-name="ce17"/>
          <table:table-cell table:style-name="ce23"/>
          <table:table-cell/>
          <table:table-cell table:style-name="ce2"/>
          <table:table-cell table:style-name="ce7" table:number-columns-spanned="2" table:number-rows-spanned="1"/>
          <table:covered-table-cell table:style-name="ce17"/>
          <table:table-cell table:style-name="ce23"/>
        </table:table-row>
        <table:table-row table:style-name="ro4">
          <table:table-cell table:style-name="ce2"/>
          <table:table-cell table:style-name="ce8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8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26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8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25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8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26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25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8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8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  <table:table-cell/>
          <table:table-cell table:style-name="ce2"/>
          <table:table-cell table:style-name="ce9" table:number-columns-spanned="2" table:number-rows-spanned="1"/>
          <table:covered-table-cell table:style-name="ce18"/>
          <table:table-cell table:style-name="ce23"/>
        </table:table-row>
        <table:table-row table:style-name="ro4">
          <table:table-cell table:style-name="ce2"/>
          <table:table-cell table:style-name="ce10" table:number-columns-spanned="2" table:number-rows-spanned="1"/>
          <table:covered-table-cell table:style-name="ce19"/>
          <table:table-cell table:style-name="ce23"/>
          <table:table-cell/>
          <table:table-cell table:style-name="ce2"/>
          <table:table-cell table:style-name="ce10" table:number-columns-spanned="2" table:number-rows-spanned="1"/>
          <table:covered-table-cell table:style-name="ce19"/>
          <table:table-cell table:style-name="ce23"/>
          <table:table-cell/>
          <table:table-cell table:style-name="ce2"/>
          <table:table-cell table:style-name="ce10" table:number-columns-spanned="2" table:number-rows-spanned="1"/>
          <table:covered-table-cell table:style-name="ce19"/>
          <table:table-cell table:style-name="ce23"/>
          <table:table-cell/>
          <table:table-cell table:style-name="ce2"/>
          <table:table-cell table:style-name="ce10" table:number-columns-spanned="2" table:number-rows-spanned="1"/>
          <table:covered-table-cell table:style-name="ce19"/>
          <table:table-cell table:style-name="ce23"/>
        </table:table-row>
        <table:table-row table:style-name="ro1"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</table:table-row>
        <table:table-row table:style-name="ro5">
          <table:table-cell table:style-name="ce2"/>
          <table:table-cell table:style-name="ce11" office:value-type="string" calcext:value-type="string" table:number-columns-spanned="2" table:number-rows-spanned="1">
            <text:p>N A M E</text:p>
          </table:table-cell>
          <table:covered-table-cell table:style-name="ce20"/>
          <table:table-cell table:style-name="ce23"/>
          <table:table-cell/>
          <table:table-cell table:style-name="ce2"/>
          <table:table-cell table:style-name="ce11" office:value-type="string" calcext:value-type="string" table:number-columns-spanned="2" table:number-rows-spanned="1">
            <text:p>N A M E</text:p>
          </table:table-cell>
          <table:covered-table-cell table:style-name="ce20"/>
          <table:table-cell table:style-name="ce23"/>
          <table:table-cell/>
          <table:table-cell table:style-name="ce2"/>
          <table:table-cell table:style-name="ce11" office:value-type="string" calcext:value-type="string" table:number-columns-spanned="2" table:number-rows-spanned="1">
            <text:p>N A M E</text:p>
          </table:table-cell>
          <table:covered-table-cell table:style-name="ce20"/>
          <table:table-cell table:style-name="ce23"/>
          <table:table-cell/>
          <table:table-cell table:style-name="ce2"/>
          <table:table-cell table:style-name="ce11" office:value-type="string" calcext:value-type="string" table:number-columns-spanned="2" table:number-rows-spanned="1">
            <text:p>N A M E</text:p>
          </table:table-cell>
          <table:covered-table-cell table:style-name="ce20"/>
          <table:table-cell table:style-name="ce23"/>
        </table:table-row>
        <table:table-row table:style-name="ro5">
          <table:table-cell table:style-name="ce2"/>
          <table:table-cell table:style-name="ce12" office:value-type="string" calcext:value-type="string" table:number-columns-spanned="2" table:number-rows-spanned="1">
            <text:p>P R I V A T</text:p>
          </table:table-cell>
          <table:covered-table-cell table:style-name="ce21"/>
          <table:table-cell table:style-name="ce23"/>
          <table:table-cell/>
          <table:table-cell table:style-name="ce2"/>
          <table:table-cell table:style-name="ce12" office:value-type="string" calcext:value-type="string" table:number-columns-spanned="2" table:number-rows-spanned="1">
            <text:p>P R I V A T</text:p>
          </table:table-cell>
          <table:covered-table-cell table:style-name="ce21"/>
          <table:table-cell table:style-name="ce23"/>
          <table:table-cell/>
          <table:table-cell table:style-name="ce2"/>
          <table:table-cell table:style-name="ce12" office:value-type="string" calcext:value-type="string" table:number-columns-spanned="2" table:number-rows-spanned="1">
            <text:p>P R I V A T</text:p>
          </table:table-cell>
          <table:covered-table-cell table:style-name="ce21"/>
          <table:table-cell table:style-name="ce23"/>
          <table:table-cell/>
          <table:table-cell table:style-name="ce2"/>
          <table:table-cell table:style-name="ce12" office:value-type="string" calcext:value-type="string" table:number-columns-spanned="2" table:number-rows-spanned="1">
            <text:p>P R I V A T</text:p>
          </table:table-cell>
          <table:covered-table-cell table:style-name="ce21"/>
          <table:table-cell table:style-name="ce23"/>
        </table:table-row>
        <table:table-row table:style-name="ro1"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  <table:table-cell/>
          <table:table-cell table:style-name="ce2"/>
          <table:table-cell table:number-columns-repeated="2"/>
          <table:table-cell table:style-name="ce23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/>
          <table:table-cell table:style-name="ce23"/>
          <table:table-cell/>
          <table:table-cell table:style-name="ce2"/>
          <table:table-cell table:style-name="ce13" table:number-columns-spanned="2" table:number-rows-spanned="1"/>
          <table:covered-table-cell/>
          <table:table-cell table:style-name="ce23"/>
          <table:table-cell/>
          <table:table-cell table:style-name="ce2"/>
          <table:table-cell table:style-name="ce13" table:number-columns-spanned="2" table:number-rows-spanned="1"/>
          <table:covered-table-cell/>
          <table:table-cell table:style-name="ce23"/>
          <table:table-cell/>
          <table:table-cell table:style-name="ce2"/>
          <table:table-cell table:style-name="ce13" table:number-columns-spanned="2" table:number-rows-spanned="1"/>
          <table:covered-table-cell/>
          <table:table-cell table:style-name="ce23"/>
        </table:table-row>
        <table:table-row table:style-name="ro1">
          <table:table-cell table:style-name="ce3"/>
          <table:table-cell table:style-name="ce14" table:number-columns-repeated="2"/>
          <table:table-cell table:style-name="ce24"/>
          <table:table-cell/>
          <table:table-cell table:style-name="ce3"/>
          <table:table-cell table:style-name="ce14" table:number-columns-repeated="2"/>
          <table:table-cell table:style-name="ce24"/>
          <table:table-cell/>
          <table:table-cell table:style-name="ce3"/>
          <table:table-cell table:style-name="ce14" table:number-columns-repeated="2"/>
          <table:table-cell table:style-name="ce24"/>
          <table:table-cell/>
          <table:table-cell table:style-name="ce3"/>
          <table:table-cell table:style-name="ce14" table:number-columns-repeated="2"/>
          <table:table-cell table:style-name="ce24"/>
        </table:table-row>
        <table:table-row table:style-name="ro7" table:number-rows-repeated="1048549">
          <table:table-cell table:number-columns-repeated="19"/>
        </table:table-row>
        <table:table-row table:style-name="ro8">
          <table:table-cell table:number-columns-repeated="19"/>
        </table:table-row>
        <table:table-row table:style-name="ro8">
          <table:table-cell table:number-columns-repeated="19"/>
        </table:table-row>
      </table:table>
      <table:table table:name="Entwurf 2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53"/>
          <table:table-cell table:style-name="ce56" table:number-columns-repeated="4"/>
          <table:table-cell table:style-name="ce88"/>
          <table:table-cell table:style-name="ce58"/>
          <table:table-cell table:style-name="ce53"/>
          <table:table-cell table:style-name="ce56" table:number-columns-repeated="4"/>
          <table:table-cell table:style-name="ce88"/>
          <table:table-cell table:style-name="ce58"/>
          <table:table-cell table:style-name="ce53"/>
          <table:table-cell table:style-name="ce56" table:number-columns-repeated="4"/>
          <table:table-cell table:style-name="ce88"/>
          <table:table-cell/>
          <table:table-cell table:style-name="ce53"/>
          <table:table-cell table:style-name="ce56" table:number-columns-repeated="4"/>
          <table:table-cell table:style-name="ce88"/>
        </table:table-row>
        <table:table-row table:style-name="ro2"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  <table:table-cell table:style-name="ce58"/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  <table:table-cell table:style-name="ce58"/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  <table:table-cell/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3">
          <table:table-cell table:style-name="ce54"/>
          <table:table-cell table:style-name="ce59"/>
          <table:table-cell table:style-name="ce135" office:value-type="string" calcext:value-type="string" table:number-columns-spanned="2" table:number-rows-spanned="1">
            <text:p>ÄMTER</text:p>
          </table:table-cell>
          <table:covered-table-cell table:style-name="ce67"/>
          <table:table-cell table:style-name="ce81"/>
          <table:table-cell table:style-name="ce89"/>
          <table:table-cell table:style-name="ce58"/>
          <table:table-cell table:style-name="ce54"/>
          <table:table-cell table:style-name="ce91"/>
          <table:table-cell table:style-name="ce164" office:value-type="string" calcext:value-type="string" table:number-columns-spanned="2" table:number-rows-spanned="1">
            <text:p>ARBEIT</text:p>
          </table:table-cell>
          <table:covered-table-cell table:style-name="ce164"/>
          <table:table-cell table:style-name="ce99"/>
          <table:table-cell table:style-name="ce89"/>
          <table:table-cell table:style-name="ce58"/>
          <table:table-cell table:style-name="ce54"/>
          <table:table-cell table:style-name="ce102"/>
          <table:table-cell table:style-name="ce175" office:value-type="string" calcext:value-type="string" table:number-columns-spanned="2" table:number-rows-spanned="1">
            <text:p>HAUSHALT</text:p>
          </table:table-cell>
          <table:covered-table-cell table:style-name="ce175"/>
          <table:table-cell table:style-name="ce110"/>
          <table:table-cell table:style-name="ce89"/>
          <table:table-cell/>
          <table:table-cell table:style-name="ce54"/>
          <table:table-cell table:style-name="ce113"/>
          <table:table-cell table:style-name="ce186" office:value-type="string" calcext:value-type="string" table:number-columns-spanned="2" table:number-rows-spanned="1">
            <text:p>VERSICHERUNG</text:p>
          </table:table-cell>
          <table:covered-table-cell table:style-name="ce189"/>
          <table:table-cell table:style-name="ce121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4"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  <table:table-cell table:style-name="ce58"/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  <table:table-cell table:style-name="ce58"/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  <table:table-cell/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1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71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1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1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1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  <table:table-cell table:style-name="ce58"/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  <table:table-cell table:style-name="ce58"/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  <table:table-cell/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5">
          <table:table-cell table:style-name="ce54"/>
          <table:table-cell table:style-name="ce63"/>
          <table:table-cell table:style-name="ce73" office:value-type="string" calcext:value-type="string" table:number-columns-spanned="2" table:number-rows-spanned="1">
            <text:p>NAME</text:p>
          </table:table-cell>
          <table:covered-table-cell table:style-name="ce77"/>
          <table:table-cell table:style-name="ce85"/>
          <table:table-cell table:style-name="ce89"/>
          <table:table-cell table:style-name="ce58"/>
          <table:table-cell table:style-name="ce54"/>
          <table:table-cell table:style-name="ce92"/>
          <table:table-cell table:style-name="ce95" office:value-type="string" calcext:value-type="string" table:number-columns-spanned="2" table:number-rows-spanned="1">
            <text:p>NAME</text:p>
          </table:table-cell>
          <table:covered-table-cell table:style-name="ce97"/>
          <table:table-cell table:style-name="ce100"/>
          <table:table-cell table:style-name="ce89"/>
          <table:table-cell table:style-name="ce58"/>
          <table:table-cell table:style-name="ce54"/>
          <table:table-cell table:style-name="ce103"/>
          <table:table-cell table:style-name="ce106" office:value-type="string" calcext:value-type="string" table:number-columns-spanned="2" table:number-rows-spanned="1">
            <text:p>NAME</text:p>
          </table:table-cell>
          <table:covered-table-cell table:style-name="ce108"/>
          <table:table-cell table:style-name="ce111"/>
          <table:table-cell table:style-name="ce89"/>
          <table:table-cell/>
          <table:table-cell table:style-name="ce54"/>
          <table:table-cell table:style-name="ce114"/>
          <table:table-cell table:style-name="ce117" office:value-type="string" calcext:value-type="string" table:number-columns-spanned="2" table:number-rows-spanned="1">
            <text:p>NAME</text:p>
          </table:table-cell>
          <table:covered-table-cell table:style-name="ce119"/>
          <table:table-cell table:style-name="ce122"/>
          <table:table-cell table:style-name="ce89"/>
        </table:table-row>
        <table:table-row table:style-name="ro5">
          <table:table-cell table:style-name="ce54"/>
          <table:table-cell table:style-name="ce64"/>
          <table:table-cell table:style-name="ce74" office:value-type="string" calcext:value-type="string" table:number-columns-spanned="2" table:number-rows-spanned="1">
            <text:p>PRIVAT</text:p>
          </table:table-cell>
          <table:covered-table-cell table:style-name="ce78"/>
          <table:table-cell table:style-name="ce86"/>
          <table:table-cell table:style-name="ce89"/>
          <table:table-cell table:style-name="ce58"/>
          <table:table-cell table:style-name="ce54"/>
          <table:table-cell table:style-name="ce93"/>
          <table:table-cell table:style-name="ce96" office:value-type="string" calcext:value-type="string" table:number-columns-spanned="2" table:number-rows-spanned="1">
            <text:p>PRIVAT</text:p>
          </table:table-cell>
          <table:covered-table-cell table:style-name="ce98"/>
          <table:table-cell table:style-name="ce101"/>
          <table:table-cell table:style-name="ce89"/>
          <table:table-cell table:style-name="ce58"/>
          <table:table-cell table:style-name="ce54"/>
          <table:table-cell table:style-name="ce104"/>
          <table:table-cell table:style-name="ce107" office:value-type="string" calcext:value-type="string" table:number-columns-spanned="2" table:number-rows-spanned="1">
            <text:p>PRIVAT</text:p>
          </table:table-cell>
          <table:covered-table-cell table:style-name="ce109"/>
          <table:table-cell table:style-name="ce112"/>
          <table:table-cell table:style-name="ce89"/>
          <table:table-cell/>
          <table:table-cell table:style-name="ce54"/>
          <table:table-cell table:style-name="ce115"/>
          <table:table-cell table:style-name="ce118" office:value-type="string" calcext:value-type="string" table:number-columns-spanned="2" table:number-rows-spanned="1">
            <text:p>PRIVAT</text:p>
          </table:table-cell>
          <table:covered-table-cell table:style-name="ce120"/>
          <table:table-cell table:style-name="ce123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6"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  <table:table-cell table:style-name="ce58"/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  <table:table-cell table:style-name="ce58"/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  <table:table-cell/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</table:table-row>
        <table:table-row table:style-name="ro1">
          <table:table-cell table:style-name="ce55"/>
          <table:table-cell table:style-name="ce65" table:number-columns-repeated="4"/>
          <table:table-cell table:style-name="ce90"/>
          <table:table-cell table:style-name="ce58"/>
          <table:table-cell table:style-name="ce55"/>
          <table:table-cell table:style-name="ce65" table:number-columns-repeated="4"/>
          <table:table-cell table:style-name="ce90"/>
          <table:table-cell table:style-name="ce58"/>
          <table:table-cell table:style-name="ce55"/>
          <table:table-cell table:style-name="ce65" table:number-columns-repeated="4"/>
          <table:table-cell table:style-name="ce90"/>
          <table:table-cell/>
          <table:table-cell table:style-name="ce55"/>
          <table:table-cell table:style-name="ce65" table:number-columns-repeated="4"/>
          <table:table-cell table:style-name="ce90"/>
        </table:table-row>
        <table:table-row table:style-name="ro7" table:number-rows-repeated="1048549">
          <table:table-cell table:number-columns-repeated="27"/>
        </table:table-row>
        <table:table-row table:style-name="ro8">
          <table:table-cell table:number-columns-repeated="27"/>
        </table:table-row>
        <table:table-row table:style-name="ro8">
          <table:table-cell table:number-columns-repeated="27"/>
        </table:table-row>
      </table:table>
      <table:table table:name="Final 2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53"/>
          <table:table-cell table:style-name="ce56" table:number-columns-repeated="4"/>
          <table:table-cell table:style-name="ce88"/>
          <table:table-cell table:style-name="ce58"/>
          <table:table-cell table:style-name="ce53"/>
          <table:table-cell table:style-name="ce56" table:number-columns-repeated="4"/>
          <table:table-cell table:style-name="ce88"/>
          <table:table-cell table:style-name="ce58"/>
          <table:table-cell table:style-name="ce53"/>
          <table:table-cell table:style-name="ce56" table:number-columns-repeated="4"/>
          <table:table-cell table:style-name="ce88"/>
          <table:table-cell/>
          <table:table-cell table:style-name="ce53"/>
          <table:table-cell table:style-name="ce56" table:number-columns-repeated="4"/>
          <table:table-cell table:style-name="ce88"/>
        </table:table-row>
        <table:table-row table:style-name="ro2"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  <table:table-cell table:style-name="ce58"/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  <table:table-cell table:style-name="ce58"/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  <table:table-cell/>
          <table:table-cell table:style-name="ce54"/>
          <table:table-cell table:style-name="ce57"/>
          <table:table-cell table:style-name="ce66" table:number-columns-spanned="2" table:number-rows-spanned="1"/>
          <table:covered-table-cell table:style-name="ce76"/>
          <table:table-cell table:style-name="ce80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3">
          <table:table-cell table:style-name="ce54"/>
          <table:table-cell table:style-name="ce59"/>
          <table:table-cell table:style-name="ce124" office:value-type="string" calcext:value-type="string" table:number-columns-spanned="2" table:number-rows-spanned="1">
            <text:p>ÄMTER</text:p>
          </table:table-cell>
          <table:covered-table-cell table:style-name="ce135"/>
          <table:table-cell table:style-name="ce81"/>
          <table:table-cell table:style-name="ce89"/>
          <table:table-cell table:style-name="ce58"/>
          <table:table-cell table:style-name="ce54"/>
          <table:table-cell table:style-name="ce59"/>
          <table:table-cell table:style-name="ce125" office:value-type="string" calcext:value-type="string" table:number-columns-spanned="2" table:number-rows-spanned="1">
            <text:p>HAUSHALT</text:p>
          </table:table-cell>
          <table:covered-table-cell table:style-name="ce135"/>
          <table:table-cell table:style-name="ce81"/>
          <table:table-cell table:style-name="ce89"/>
          <table:table-cell table:style-name="ce58"/>
          <table:table-cell table:style-name="ce54"/>
          <table:table-cell table:style-name="ce59"/>
          <table:table-cell table:style-name="ce124" office:value-type="string" calcext:value-type="string" table:number-columns-spanned="2" table:number-rows-spanned="1">
            <text:p>BANK</text:p>
          </table:table-cell>
          <table:covered-table-cell table:style-name="ce135"/>
          <table:table-cell table:style-name="ce81"/>
          <table:table-cell table:style-name="ce89"/>
          <table:table-cell/>
          <table:table-cell table:style-name="ce54"/>
          <table:table-cell table:style-name="ce59"/>
          <table:table-cell table:style-name="ce124" office:value-type="string" calcext:value-type="string" table:number-columns-spanned="2" table:number-rows-spanned="1">
            <text:p>BOOT</text:p>
          </table:table-cell>
          <table:covered-table-cell table:style-name="ce135"/>
          <table:table-cell table:style-name="ce81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4"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  <table:table-cell table:style-name="ce58"/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  <table:table-cell table:style-name="ce58"/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  <table:table-cell/>
          <table:table-cell table:style-name="ce54"/>
          <table:table-cell table:style-name="ce60"/>
          <table:table-cell table:style-name="ce137" table:number-columns-spanned="2" table:number-rows-spanned="1"/>
          <table:covered-table-cell table:style-name="ce137"/>
          <table:table-cell table:style-name="ce82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96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96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71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71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98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98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96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9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1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1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98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98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71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97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98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71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96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98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70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71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98" office:value-type="string" calcext:value-type="string" table:number-columns-spanned="2" table:number-rows-spanned="1">
            <text:p>xyz</text:p>
          </table:table-cell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 table:style-name="ce58"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  <table:table-cell/>
          <table:table-cell table:style-name="ce54"/>
          <table:table-cell table:style-name="ce61"/>
          <table:table-cell table:style-name="ce138" table:number-columns-spanned="2" table:number-rows-spanned="1"/>
          <table:covered-table-cell table:style-name="ce138"/>
          <table:table-cell table:style-name="ce83"/>
          <table:table-cell table:style-name="ce89"/>
        </table:table-row>
        <table:table-row table:style-name="ro4"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  <table:table-cell table:style-name="ce58"/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  <table:table-cell table:style-name="ce58"/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  <table:table-cell/>
          <table:table-cell table:style-name="ce54"/>
          <table:table-cell table:style-name="ce62"/>
          <table:table-cell table:style-name="ce141" table:number-columns-spanned="2" table:number-rows-spanned="1"/>
          <table:covered-table-cell table:style-name="ce141"/>
          <table:table-cell table:style-name="ce84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5">
          <table:table-cell table:style-name="ce54"/>
          <table:table-cell table:style-name="ce63"/>
          <table:table-cell table:style-name="ce73" office:value-type="string" calcext:value-type="string" table:number-columns-spanned="2" table:number-rows-spanned="1">
            <text:p>NAME</text:p>
          </table:table-cell>
          <table:covered-table-cell table:style-name="ce77"/>
          <table:table-cell table:style-name="ce85"/>
          <table:table-cell table:style-name="ce89"/>
          <table:table-cell table:style-name="ce58"/>
          <table:table-cell table:style-name="ce54"/>
          <table:table-cell table:style-name="ce63"/>
          <table:table-cell table:style-name="ce73" office:value-type="string" calcext:value-type="string" table:number-columns-spanned="2" table:number-rows-spanned="1">
            <text:p>NAME</text:p>
          </table:table-cell>
          <table:covered-table-cell table:style-name="ce77"/>
          <table:table-cell table:style-name="ce85"/>
          <table:table-cell table:style-name="ce89"/>
          <table:table-cell table:style-name="ce58"/>
          <table:table-cell table:style-name="ce54"/>
          <table:table-cell table:style-name="ce63"/>
          <table:table-cell table:style-name="ce73" office:value-type="string" calcext:value-type="string" table:number-columns-spanned="2" table:number-rows-spanned="1">
            <text:p>NAME</text:p>
          </table:table-cell>
          <table:covered-table-cell table:style-name="ce77"/>
          <table:table-cell table:style-name="ce85"/>
          <table:table-cell table:style-name="ce89"/>
          <table:table-cell/>
          <table:table-cell table:style-name="ce54"/>
          <table:table-cell table:style-name="ce63"/>
          <table:table-cell table:style-name="ce73" office:value-type="string" calcext:value-type="string" table:number-columns-spanned="2" table:number-rows-spanned="1">
            <text:p>NAME</text:p>
          </table:table-cell>
          <table:covered-table-cell table:style-name="ce77"/>
          <table:table-cell table:style-name="ce85"/>
          <table:table-cell table:style-name="ce89"/>
        </table:table-row>
        <table:table-row table:style-name="ro5">
          <table:table-cell table:style-name="ce54"/>
          <table:table-cell table:style-name="ce64"/>
          <table:table-cell table:style-name="ce74" office:value-type="string" calcext:value-type="string" table:number-columns-spanned="2" table:number-rows-spanned="1">
            <text:p>PRIVAT</text:p>
          </table:table-cell>
          <table:covered-table-cell table:style-name="ce78"/>
          <table:table-cell table:style-name="ce86"/>
          <table:table-cell table:style-name="ce89"/>
          <table:table-cell table:style-name="ce58"/>
          <table:table-cell table:style-name="ce54"/>
          <table:table-cell table:style-name="ce64"/>
          <table:table-cell table:style-name="ce74" office:value-type="string" calcext:value-type="string" table:number-columns-spanned="2" table:number-rows-spanned="1">
            <text:p>PRIVAT</text:p>
          </table:table-cell>
          <table:covered-table-cell table:style-name="ce78"/>
          <table:table-cell table:style-name="ce86"/>
          <table:table-cell table:style-name="ce89"/>
          <table:table-cell table:style-name="ce58"/>
          <table:table-cell table:style-name="ce54"/>
          <table:table-cell table:style-name="ce64"/>
          <table:table-cell table:style-name="ce74" office:value-type="string" calcext:value-type="string" table:number-columns-spanned="2" table:number-rows-spanned="1">
            <text:p>OFFICE</text:p>
          </table:table-cell>
          <table:covered-table-cell table:style-name="ce78"/>
          <table:table-cell table:style-name="ce86"/>
          <table:table-cell table:style-name="ce89"/>
          <table:table-cell/>
          <table:table-cell table:style-name="ce54"/>
          <table:table-cell table:style-name="ce64"/>
          <table:table-cell table:style-name="ce74" office:value-type="string" calcext:value-type="string" table:number-columns-spanned="2" table:number-rows-spanned="1">
            <text:p>OFFICE</text:p>
          </table:table-cell>
          <table:covered-table-cell table:style-name="ce78"/>
          <table:table-cell table:style-name="ce86"/>
          <table:table-cell table:style-name="ce89"/>
        </table:table-row>
        <table:table-row table:style-name="ro1"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 table:style-name="ce58"/>
          <table:table-cell table:style-name="ce54"/>
          <table:table-cell table:style-name="ce58"/>
          <table:table-cell table:number-columns-repeated="3"/>
          <table:table-cell table:style-name="ce89"/>
          <table:table-cell/>
          <table:table-cell table:style-name="ce54"/>
          <table:table-cell table:style-name="ce58"/>
          <table:table-cell table:number-columns-repeated="3"/>
          <table:table-cell table:style-name="ce89"/>
        </table:table-row>
        <table:table-row table:style-name="ro6"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  <table:table-cell table:style-name="ce58"/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  <table:table-cell table:style-name="ce58"/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  <table:table-cell/>
          <table:table-cell table:style-name="ce54"/>
          <table:table-cell table:style-name="ce57"/>
          <table:table-cell table:style-name="ce75"/>
          <table:table-cell table:style-name="ce79"/>
          <table:table-cell table:style-name="ce87"/>
          <table:table-cell table:style-name="ce89"/>
        </table:table-row>
        <table:table-row table:style-name="ro1">
          <table:table-cell table:style-name="ce55"/>
          <table:table-cell table:style-name="ce65" table:number-columns-repeated="4"/>
          <table:table-cell table:style-name="ce90"/>
          <table:table-cell table:style-name="ce58"/>
          <table:table-cell table:style-name="ce55"/>
          <table:table-cell table:style-name="ce65" table:number-columns-repeated="4"/>
          <table:table-cell table:style-name="ce90"/>
          <table:table-cell table:style-name="ce58"/>
          <table:table-cell table:style-name="ce55"/>
          <table:table-cell table:style-name="ce65" table:number-columns-repeated="4"/>
          <table:table-cell table:style-name="ce90"/>
          <table:table-cell/>
          <table:table-cell table:style-name="ce55"/>
          <table:table-cell table:style-name="ce65" table:number-columns-repeated="4"/>
          <table:table-cell table:style-name="ce90"/>
        </table:table-row>
        <table:table-row table:style-name="ro7" table:number-rows-repeated="1048549">
          <table:table-cell table:number-columns-repeated="27"/>
        </table:table-row>
        <table:table-row table:style-name="ro8">
          <table:table-cell table:number-columns-repeated="27"/>
        </table:table-row>
        <table:table-row table:style-name="ro8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 style:data-style-name="N2" text:time-value="20:07:04.5784497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3:08:59.400921164</meta:creation-date>
    <dc:date>2021-03-21T20:08:57.178967548</dc:date>
    <meta:editing-duration>PT1H13M38S</meta:editing-duration>
    <meta:editing-cycles>6</meta:editing-cycles>
    <meta:generator>LibreOffice/6.0.7.3$Linux_X86_64 LibreOffice_project/00m0$Build-3</meta:generator>
    <meta:print-date>2021-01-07T10:43:18.551160172</meta:print-date>
    <meta:document-statistic meta:table-count="3" meta:cell-count="50" meta:object-count="0"/>
  </office:meta>
</office:document-meta>
</file>